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72256" calcext:value-type="float">
            <text:p>0.3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02736" calcext:value-type="float">
            <text:p>0.3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2475384615385" calcext:value-type="float">
            <text:p>0.46247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006" calcext:value-type="float">
            <text:p>0.4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734620689655" calcext:value-type="float">
            <text:p>0.45173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3656827586207" calcext:value-type="float">
            <text:p>0.43365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614571428571" calcext:value-type="float">
            <text:p>0.39961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2067310344828" calcext:value-type="float">
            <text:p>0.30206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912285714286" calcext:value-type="float">
            <text:p>0.27791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815724137931" calcext:value-type="float">
            <text:p>0.259815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144888888889" calcext:value-type="float">
            <text:p>0.256144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1407448275862" calcext:value-type="float">
            <text:p>0.25140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125677419355" calcext:value-type="float">
            <text:p>0.2681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1361931034483" calcext:value-type="float">
            <text:p>0.281361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0178838709677" calcext:value-type="float">
            <text:p>0.3001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388" calcext:value-type="float">
            <text:p>0.3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5684903225806" calcext:value-type="float">
            <text:p>0.30568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38064516129" calcext:value-type="float">
            <text:p>0.329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4496" calcext:value-type="float">
            <text:p>0.37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0676129032258" calcext:value-type="float">
            <text:p>0.3706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24808" calcext:value-type="float">
            <text:p>0.39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589935483871" calcext:value-type="float">
            <text:p>0.3815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749714285714" calcext:value-type="float">
            <text:p>0.44674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777806451613" calcext:value-type="float">
            <text:p>0.44677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272" calcext:value-type="float">
            <text:p>0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802206896552" calcext:value-type="float">
            <text:p>0.54580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0248" calcext:value-type="float">
            <text:p>0.55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939034482759" calcext:value-type="float">
            <text:p>0.62893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80176" calcext:value-type="float">
            <text:p>0.5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7144" calcext:value-type="float">
            <text:p>0.55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660689655172" calcext:value-type="float">
            <text:p>0.569660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7246193548387" calcext:value-type="float">
            <text:p>0.5072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9576" calcext:value-type="float">
            <text:p>0.4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4394838709677" calcext:value-type="float">
            <text:p>0.5043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003142857143" calcext:value-type="float">
            <text:p>0.51500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826838709677" calcext:value-type="float">
            <text:p>0.53182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158193548387" calcext:value-type="float">
            <text:p>0.5651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8924965517241" calcext:value-type="float">
            <text:p>0.568924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628387096774" calcext:value-type="float">
            <text:p>0.5786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54" calcext:value-type="float">
            <text:p>0.6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3168516129032" calcext:value-type="float">
            <text:p>0.62316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169032258065" calcext:value-type="float">
            <text:p>0.6641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52744" calcext:value-type="float">
            <text:p>0.5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411612903226" calcext:value-type="float">
            <text:p>0.5034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1008" calcext:value-type="float">
            <text:p>0.5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0461935483871" calcext:value-type="float">
            <text:p>0.5004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3164444444444" calcext:value-type="float">
            <text:p>0.483164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0528" calcext:value-type="float">
            <text:p>0.52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0668727272727" calcext:value-type="float">
            <text:p>0.57066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9153" calcext:value-type="float">
            <text:p>0.589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813696" calcext:value-type="float">
            <text:p>0.60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147" calcext:value-type="float">
            <text:p>0.668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99584" calcext:value-type="float">
            <text:p>0.68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98528" calcext:value-type="float">
            <text:p>0.62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051428571429" calcext:value-type="float">
            <text:p>0.6110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8904" calcext:value-type="float">
            <text:p>0.6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38" calcext:value-type="float">
            <text:p>0.6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476" calcext:value-type="float">
            <text:p>0.6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2968" calcext:value-type="float">
            <text:p>0.6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50992" calcext:value-type="float">
            <text:p>0.5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7318068965517" calcext:value-type="float">
            <text:p>0.58731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495142857143" calcext:value-type="float">
            <text:p>0.64149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906206896552" calcext:value-type="float">
            <text:p>0.615906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453517241379" calcext:value-type="float">
            <text:p>0.567453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6636" calcext:value-type="float">
            <text:p>0.5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7019034482759" calcext:value-type="float">
            <text:p>0.50701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5745428571429" calcext:value-type="float">
            <text:p>0.57574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7136" calcext:value-type="float">
            <text:p>0.57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477333333333" calcext:value-type="float">
            <text:p>0.55947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14416" calcext:value-type="float">
            <text:p>0.5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753290322581" calcext:value-type="float">
            <text:p>0.5947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49848" calcext:value-type="float">
            <text:p>0.61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326967741935" calcext:value-type="float">
            <text:p>0.63732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54648" calcext:value-type="float">
            <text:p>0.64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749677419355" calcext:value-type="float">
            <text:p>0.6887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7749161290323" calcext:value-type="float">
            <text:p>0.6477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19496" calcext:value-type="float">
            <text:p>0.56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8616774193548" calcext:value-type="float">
            <text:p>0.6086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305032258065" calcext:value-type="float">
            <text:p>0.6093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587142857143" calcext:value-type="float">
            <text:p>0.61558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597677419355" calcext:value-type="float">
            <text:p>0.6155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912258064516" calcext:value-type="float">
            <text:p>0.6499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61912" calcext:value-type="float">
            <text:p>0.66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1739870967742" calcext:value-type="float">
            <text:p>0.6717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8256" calcext:value-type="float">
            <text:p>0.71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51664516129" calcext:value-type="float">
            <text:p>0.655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1172903225806" calcext:value-type="float">
            <text:p>0.78117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06" calcext:value-type="float">
            <text:p>0.73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943483870968" calcext:value-type="float">
            <text:p>0.6539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40424" calcext:value-type="float">
            <text:p>0.6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370322580645" calcext:value-type="float">
            <text:p>0.6523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5240857142857" calcext:value-type="float">
            <text:p>0.67524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205419354839" calcext:value-type="float">
            <text:p>0.6972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9027862068966" calcext:value-type="float">
            <text:p>0.709027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10704" calcext:value-type="float">
            <text:p>0.7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62864516129" calcext:value-type="float">
            <text:p>0.789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80552" calcext:value-type="float">
            <text:p>0.8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9698064516129" calcext:value-type="float">
            <text:p>0.7796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264" calcext:value-type="float">
            <text:p>0.7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693677419355" calcext:value-type="float">
            <text:p>0.6216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6344" calcext:value-type="float">
            <text:p>0.55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0323096774194" calcext:value-type="float">
            <text:p>0.52032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0592551724138" calcext:value-type="float">
            <text:p>0.51059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0716387096774" calcext:value-type="float">
            <text:p>0.5207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9039225806452" calcext:value-type="float">
            <text:p>0.4490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7356129032258" calcext:value-type="float">
            <text:p>0.4773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6632" calcext:value-type="float">
            <text:p>0.5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2775483870968" calcext:value-type="float">
            <text:p>0.45277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0723" calcext:value-type="float">
            <text:p>0.450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61935483871" calcext:value-type="float">
            <text:p>0.432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97248" calcext:value-type="float">
            <text:p>0.43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813677419355" calcext:value-type="float">
            <text:p>0.4388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4557714285714" calcext:value-type="float">
            <text:p>0.43455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4024774193548" calcext:value-type="float">
            <text:p>0.4440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4296516129032" calcext:value-type="float">
            <text:p>0.5042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3576" calcext:value-type="float">
            <text:p>0.5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357161290323" calcext:value-type="float">
            <text:p>0.5593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944" calcext:value-type="float">
            <text:p>0.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2306838709677" calcext:value-type="float">
            <text:p>0.5623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537032258064" calcext:value-type="float">
            <text:p>0.56053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02784" calcext:value-type="float">
            <text:p>0.5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2121806451613" calcext:value-type="float">
            <text:p>0.5321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524" calcext:value-type="float">
            <text:p>0.50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6205161290323" calcext:value-type="float">
            <text:p>0.4862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6621142857143" calcext:value-type="float">
            <text:p>0.50662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409290322581" calcext:value-type="float">
            <text:p>0.5094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1435636363636" calcext:value-type="float">
            <text:p>0.54143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88" calcext:value-type="float">
            <text:p>0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0366909090909" calcext:value-type="float">
            <text:p>0.58036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886" calcext:value-type="float">
            <text:p>0.61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04" calcext:value-type="float">
            <text:p>0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04" calcext:value-type="float">
            <text:p>0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5056" calcext:value-type="float">
            <text:p>0.5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6232" calcext:value-type="float">
            <text:p>0.5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42" calcext:value-type="float">
            <text:p>0.5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6232" calcext:value-type="float">
            <text:p>0.5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60" meta:object-count="0"/>
    <meta:user-defined meta:name="AppVersion">3.0</meta:user-defined>
  </office:meta>
</office:document-meta>
</file>